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27cm" svg:stroke-color="#000000" draw:marker-start="" draw:marker-start-width="0.406cm" draw:marker-end="Arrowheads_20_1" draw:marker-end-width="0.508cm" draw:fill="none" draw:textarea-vertical-align="middle" fo:padding-top="0.188cm" fo:padding-bottom="0.188cm" fo:padding-left="0.313cm" fo:padding-right="0.313cm"/>
    </style:style>
    <style:style style:name="gr2" style:family="graphic" style:parent-style-name="objectwithoutfill">
      <style:graphic-properties svg:stroke-width="0.127cm" svg:stroke-color="#000000" draw:marker-start-width="0.483cm" draw:marker-end="" draw:marker-end-width="0.483cm" draw:fill="none" draw:textarea-vertical-align="middle" fo:padding-top="0.188cm" fo:padding-bottom="0.188cm" fo:padding-left="0.313cm" fo:padding-right="0.31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4.83cm" fo:min-width="4.26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3.342cm" fo:min-width="2.868cm"/>
    </style:style>
    <style:style style:name="gr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2.47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65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78cm" svg:y1="4.833cm" svg:x2="21.635cm" svg:y2="4.787cm">
          <text:p/>
        </draw:line>
        <draw:line draw:style-name="gr2" draw:text-style-name="P1" draw:layer="layout" svg:x1="5.762cm" svg:y1="7.35cm" svg:x2="21.637cm" svg:y2="7.35cm">
          <text:p/>
        </draw:line>
        <draw:g draw:style-name="gr3">
          <draw:custom-shape draw:style-name="gr4" draw:text-style-name="P2" draw:layer="layout" svg:width="4.763cm" svg:height="5.08cm" svg:x="21.55cm" svg:y="3.1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127cm" svg:height="2.139cm" svg:x="21.955cm" svg:y="4.823cm">
            <draw:text-box>
              <text:p text:style-name="P3"><text:span text:style-name="T1">OAuth 2</text:span></text:p>
              <text:p text:style-name="P3"><text:span text:style-name="T1">Server</text:span></text:p>
            </draw:text-box>
          </draw:frame>
          <draw:custom-shape draw:style-name="gr6" draw:text-style-name="P2" draw:layer="layout" svg:width="4.762cm" svg:height="5.08cm" svg:x="1.54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2.858cm" svg:height="1.987cm" svg:x="2.352cm" svg:y="5.018cm">
            <draw:text-box>
              <text:p text:style-name="P3"><text:span text:style-name="T2">Client</text:span></text:p>
              <text:p text:style-name="P3"><text:span text:style-name="T2">App</text:span></text:p>
            </draw:text-box>
          </draw:frame>
          <draw:frame draw:style-name="gr8" draw:text-style-name="P4" draw:layer="layout" svg:width="7.62cm" svg:height="2.729cm" svg:x="9.89cm" svg:y="6.717cm">
            <draw:text-box>
              <text:p text:style-name="P3"><text:span text:style-name="T3">Send Access Token</text:span></text:p>
            </draw:text-box>
          </draw:frame>
          <draw:frame draw:style-name="gr9" draw:text-style-name="P4" draw:layer="layout" svg:width="6.667cm" svg:height="1.903cm" svg:x="10.325cm" svg:y="2.943cm">
            <draw:text-box>
              <text:p text:style-name="P3"><text:span text:style-name="T3">Request Token</text:span></text:p>
              <text:p text:style-name="P3"><text:span text:style-name="T3">with Grant Cod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9:59:49.854523940</meta:creation-date>
    <dc:date>2023-06-20T22:45:34.341092580</dc:date>
    <meta:editing-duration>PT2H53M53S</meta:editing-duration>
    <meta:editing-cycles>15</meta:editing-cycles>
    <meta:generator>LibreOffice/7.5.4.2$Linux_X86_64 LibreOffice_project/50$Build-2</meta:generator>
    <meta:document-statistic meta:object-count="9"/>
  </office:meta>
</office:document-meta>
</file>